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4fad1"/>
    </style:style>
    <style:style style:name="P2" style:family="paragraph" style:parent-style-name="Standard">
      <style:text-properties officeooo:rsid="005620ba" officeooo:paragraph-rsid="0004fad1"/>
    </style:style>
    <style:style style:name="P3" style:family="paragraph" style:parent-style-name="Standard">
      <style:text-properties officeooo:rsid="00ecfc4f" officeooo:paragraph-rsid="00f0e680"/>
    </style:style>
    <style:style style:name="P4" style:family="paragraph" style:parent-style-name="Standard">
      <style:text-properties officeooo:rsid="00ecfc4f" officeooo:paragraph-rsid="00f5424a"/>
    </style:style>
    <style:style style:name="P5" style:family="paragraph" style:parent-style-name="Standard">
      <style:text-properties officeooo:rsid="00ecfc4f" officeooo:paragraph-rsid="00f710f1"/>
    </style:style>
    <style:style style:name="P6" style:family="paragraph" style:parent-style-name="Standard">
      <style:text-properties officeooo:rsid="00ecfc4f" officeooo:paragraph-rsid="00fb69b6"/>
    </style:style>
    <style:style style:name="P7" style:family="paragraph" style:parent-style-name="Standard">
      <style:text-properties officeooo:rsid="00ecfc4f" officeooo:paragraph-rsid="01051d68"/>
    </style:style>
    <style:style style:name="P8" style:family="paragraph" style:parent-style-name="Standard">
      <style:text-properties officeooo:rsid="00f22b31" officeooo:paragraph-rsid="00f22b31"/>
    </style:style>
    <style:style style:name="P9" style:family="paragraph" style:parent-style-name="Standard">
      <style:text-properties officeooo:rsid="00f36206" officeooo:paragraph-rsid="00f36206"/>
    </style:style>
    <style:style style:name="P10" style:family="paragraph" style:parent-style-name="Standard">
      <style:text-properties officeooo:rsid="00f4e3ff" officeooo:paragraph-rsid="00f0e680"/>
    </style:style>
    <style:style style:name="P11" style:family="paragraph" style:parent-style-name="Standard">
      <style:text-properties officeooo:rsid="00f6167a" officeooo:paragraph-rsid="00f5424a"/>
    </style:style>
    <style:style style:name="P12" style:family="paragraph" style:parent-style-name="Standard">
      <style:text-properties officeooo:rsid="00f8955c" officeooo:paragraph-rsid="00f710f1"/>
    </style:style>
    <style:style style:name="P13" style:family="paragraph" style:parent-style-name="Standard">
      <style:text-properties officeooo:rsid="010115cf" officeooo:paragraph-rsid="00fb69b6"/>
    </style:style>
    <style:style style:name="P14" style:family="paragraph" style:parent-style-name="Standard">
      <style:text-properties officeooo:rsid="0102a1c1" officeooo:paragraph-rsid="0102a1c1"/>
    </style:style>
    <style:style style:name="P15" style:family="paragraph" style:parent-style-name="Standard">
      <style:text-properties officeooo:rsid="0103d2c5" officeooo:paragraph-rsid="0103d2c5"/>
    </style:style>
    <style:style style:name="P16" style:family="paragraph" style:parent-style-name="Standard">
      <style:text-properties officeooo:rsid="010d143e" officeooo:paragraph-rsid="01051d68"/>
    </style:style>
    <style:style style:name="P17" style:family="paragraph" style:parent-style-name="Standard">
      <style:text-properties officeooo:rsid="0110c368" officeooo:paragraph-rsid="0110c368"/>
    </style:style>
    <style:style style:name="P18" style:family="paragraph" style:parent-style-name="Standard">
      <style:text-properties officeooo:rsid="01123d84" officeooo:paragraph-rsid="01123d84"/>
    </style:style>
    <style:style style:name="T1" style:family="text">
      <style:text-properties officeooo:rsid="0003db40"/>
    </style:style>
    <style:style style:name="T2" style:family="text">
      <style:text-properties officeooo:rsid="0010832c"/>
    </style:style>
    <style:style style:name="T3" style:family="text">
      <style:text-properties officeooo:rsid="005620ba"/>
    </style:style>
    <style:style style:name="T4" style:family="text">
      <style:text-properties officeooo:rsid="00566d4e"/>
    </style:style>
    <style:style style:name="T5" style:family="text">
      <style:text-properties officeooo:rsid="008b1689"/>
    </style:style>
    <style:style style:name="T6" style:family="text">
      <style:text-properties officeooo:rsid="00b9033e"/>
    </style:style>
    <style:style style:name="T7" style:family="text">
      <style:text-properties officeooo:rsid="00d366bd"/>
    </style:style>
    <style:style style:name="T8" style:family="text">
      <style:text-properties officeooo:rsid="00eef965"/>
    </style:style>
    <style:style style:name="T9" style:family="text">
      <style:text-properties officeooo:rsid="00f0e680"/>
    </style:style>
    <style:style style:name="T10" style:family="text">
      <style:text-properties officeooo:rsid="00f1eef0"/>
    </style:style>
    <style:style style:name="T11" style:family="text">
      <style:text-properties officeooo:rsid="00f4e3ff"/>
    </style:style>
    <style:style style:name="T12" style:family="text">
      <style:text-properties officeooo:rsid="00f5424a"/>
    </style:style>
    <style:style style:name="T13" style:family="text">
      <style:text-properties officeooo:rsid="00f6167a"/>
    </style:style>
    <style:style style:name="T14" style:family="text">
      <style:text-properties officeooo:rsid="00f710f1"/>
    </style:style>
    <style:style style:name="T15" style:family="text">
      <style:text-properties officeooo:rsid="00f8955c"/>
    </style:style>
    <style:style style:name="T16" style:family="text">
      <style:text-properties officeooo:rsid="00f8f0e2"/>
    </style:style>
    <style:style style:name="T17" style:family="text">
      <style:text-properties officeooo:rsid="00f9c80e"/>
    </style:style>
    <style:style style:name="T18" style:family="text">
      <style:text-properties officeooo:rsid="00fb69b6"/>
    </style:style>
    <style:style style:name="T19" style:family="text">
      <style:text-properties officeooo:rsid="00fbc51a"/>
    </style:style>
    <style:style style:name="T20" style:family="text">
      <style:text-properties officeooo:rsid="00fcbb91"/>
    </style:style>
    <style:style style:name="T21" style:family="text">
      <style:text-properties officeooo:rsid="00fdf1bb"/>
    </style:style>
    <style:style style:name="T22" style:family="text">
      <style:text-properties officeooo:rsid="00fe7668"/>
    </style:style>
    <style:style style:name="T23" style:family="text">
      <style:text-properties officeooo:rsid="01051d68"/>
    </style:style>
    <style:style style:name="T24" style:family="text">
      <style:text-properties officeooo:rsid="0106e111"/>
    </style:style>
    <style:style style:name="T25" style:family="text">
      <style:text-properties officeooo:rsid="01088101"/>
    </style:style>
    <style:style style:name="T26" style:family="text">
      <style:text-properties officeooo:rsid="010a5a3a"/>
    </style:style>
    <style:style style:name="T27" style:family="text">
      <style:text-properties officeooo:rsid="010b9b1e"/>
    </style:style>
    <style:style style:name="T28" style:family="text">
      <style:text-properties officeooo:rsid="010d143e"/>
    </style:style>
    <style:style style:name="T29" style:family="text">
      <style:text-properties officeooo:rsid="010edbca"/>
    </style:style>
    <style:style style:name="T30" style:family="text">
      <style:text-properties officeooo:rsid="011030bf"/>
    </style:style>
    <style:style style:name="T31" style:family="text">
      <style:text-properties officeooo:rsid="0111f342"/>
    </style:style>
    <style:style style:name="T32" style:family="text">
      <style:text-properties officeooo:rsid="011373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TB</text:span><text:span text:style-name="T5">20</text:span><text:span text:style-name="T7">6</text:span><text:span text:style-name="T4">,</text:span><text:span text:style-name="T1"> </text:span><text:span text:style-name="T8">16</text:span><text:span text:style-name="T2">.</text:span><text:span text:style-name="T7">1</text:span><text:span text:style-name="T2">.201</text:span><text:span text:style-name="T7">3</text:span><text:span text:style-name="T2">, </text:span><text:span text:style-name="T6">1</text:span><text:span text:style-name="T7">2:3</text:span><text:span text:style-name="T8">5</text:span><text:span text:style-name="T3"> – </text:span><text:span text:style-name="T31">13:55</text:span></text:p>
      <text:p text:style-name="P2"/>
      <text:p text:style-name="P8">Reviewing current state of architecture design.</text:p>
      <text:p text:style-name="P8"/>
      <text:p text:style-name="P9">Kactus2 has automatic plugin management, so the plugin-based approach for analysis algorithms should be easy to handle.</text:p>
      <text:p text:style-name="P2"/>
      <text:p text:style-name="P3"><text:span text:style-name="T9">Should confidentiality be o</text:span><text:span text:style-name="T9">bserved for files depending on external files? </text:span><text:span text:style-name="T10">External files have no storage for hash so this would prove a bit difficult. </text:span><text:span text:style-name="T11">Kactus2 already has a file class that can store this for normal files.</text:span></text:p>
      <text:p text:style-name="P10"/>
      <text:p text:style-name="P4"><text:span text:style-name="T12">During the scan dependencies can be handled simply with a struct (target file and space for description), since it doesn't n</text:span><text:span text:style-name="T13">eed any special functions at that point.</text:span></text:p>
      <text:p text:style-name="P11"/>
      <text:p text:style-name="P5"><text:span text:style-name="T16">Note: </text:span><text:span text:style-name="T14">Progress bar </text:span><text:span text:style-name="T16">(during scan)</text:span><text:span text:style-name="T14"> should be </text:span><text:span text:style-name="T16">thought out </text:span><text:span text:style-name="T17">(location, look etc.)</text:span><text:span text:style-name="T14"> </text:span><text:span text:style-name="T17">and </text:span><text:span text:style-name="T14">added </text:span><text:span text:style-name="T15">to UI mockup.</text:span></text:p>
      <text:p text:style-name="P12"/>
      <text:p text:style-name="P6"><text:span text:style-name="T18">How to </text:span><text:span text:style-name="T19">perform scan in background thread while updating the graph? </text:span><text:span text:style-name="T20">Some sort of buffer </text:span><text:span text:style-name="T21">might work </text:span><text:span text:style-name="T22">for the communication, with the graph using timer to poll new data from the buffer.</text:span></text:p>
      <text:p text:style-name="P13"/>
      <text:p text:style-name="P14">When specifying external dependency, we open a normal OS "Open file.." dialog so there's no need to have own class for it.</text:p>
      <text:p text:style-name="P14"/>
      <text:p text:style-name="P15">Started assigning programming tasks to team members.</text:p>
      <text:p text:style-name="P15"/>
      <text:p text:style-name="P7"><text:span text:style-name="T23">SHA-1 for the file hash calculation. </text:span><text:span text:style-name="T24">Should skip whitespace and </text:span><text:span text:style-name="T25">comments </text:span><text:span text:style-name="T26">(at least for C++)</text:span><text:span text:style-name="T25">. </text:span><text:span text:style-name="T27">Hash and </text:span><text:span text:style-name="T28">file dep</text:span><text:span text:style-name="T29">e</text:span><text:span text:style-name="T28">ndency will be given the file name and </text:span><text:span text:style-name="T30">they</text:span><text:span text:style-name="T28"> open it to read file contents.</text:span></text:p>
      <text:p text:style-name="P16"/>
      <text:p text:style-name="P18">Trying to arrange assistant meeting, email sent.</text:p>
      <text:p text:style-name="P16"/>
      <text:p text:style-name="P17">Next team meeting next week at same ti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2M7S</meta:editing-duration>
    <meta:editing-cycles>269</meta:editing-cycles>
    <meta:generator>LibreOffice/3.6$Windows_x86 LibreOffice_project/da8c1e6-fd468f4-454e206-f42a4a9-143cfd</meta:generator>
    <dc:date>2013-02-11T23:11:14.93</dc:date>
    <meta:document-statistic meta:table-count="0" meta:image-count="0" meta:object-count="0" meta:page-count="1" meta:paragraph-count="12" meta:word-count="218" meta:character-count="1311" meta:non-whitespace-character-count="1105"/>
    <meta:user-defined meta:name="Info 1"/>
    <meta:user-defined meta:name="Info 2"/>
    <meta:user-defined meta:name="Info 3"/>
    <meta:user-defined meta:name="Info 4"/>
  </office:meta>
</office:document-meta>
</file>